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V3(a)" table:style-name="ta1">
        <table:table-column table:style-name="co1" table:number-columns-repeated="2" table:default-cell-style-name="Default"/>
        <table:table-row table:style-name="ro1">
          <table:table-cell office:value-type="float" office:value="0.615" calcext:value-type="float">
            <text:p>0.615</text:p>
          </table:table-cell>
          <table:table-cell table:formula="of:=(0.5/100)*[.A1]+0.001" office:value-type="float" office:value="0.004075" calcext:value-type="float">
            <text:p>0.004075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table:formula="of:=(0.5/100)*[.A2]+0.001" office:value-type="float" office:value="0.004035" calcext:value-type="float">
            <text:p>0.004035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table:formula="of:=(0.5/100)*[.A3]+0.001" office:value-type="float" office:value="0.004065" calcext:value-type="float">
            <text:p>0.00406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.167" calcext:value-type="float">
            <text:p>1.167</text:p>
          </table:table-cell>
          <table:table-cell table:formula="of:=(0.5/100)*[.A6]+0.001" office:value-type="float" office:value="0.006835" calcext:value-type="float">
            <text:p>0.006835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table:formula="of:=(0.5/100)*[.A7]+0.01" office:value-type="float" office:value="0.02185" calcext:value-type="float">
            <text:p>0.02185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table:formula="of:=(0.5/100)*[.A8]+0.01" office:value-type="float" office:value="0.02815" calcext:value-type="float">
            <text:p>0.02815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table:formula="of:=(0.5/100)*[.A9]+0.01" office:value-type="float" office:value="0.0343" calcext:value-type="float">
            <text:p>0.0343</text:p>
          </table:table-cell>
        </table:table-row>
        <table:table-row table:style-name="ro1">
          <table:table-cell table:style-name="ce2" office:value-type="float" office:value="5.5" calcext:value-type="float">
            <text:p>5.50</text:p>
          </table:table-cell>
          <table:table-cell table:formula="of:=(0.5/100)*[.A10]+0.01" office:value-type="float" office:value="0.0375" calcext:value-type="float">
            <text:p>0.0375</text:p>
          </table:table-cell>
        </table:table-row>
      </table:table>
      <table:table table:name="TV3(b)" table:style-name="ta1">
        <table:table-column table:style-name="co1" table:number-columns-repeated="64" table:default-cell-style-name="ce1"/>
        <table:table-row table:style-name="ro1">
          <table:table-cell office:value-type="string" calcext:value-type="string">
            <text:p>Skalawert</text:p>
          </table:table-cell>
          <table:table-cell office:value-type="string" calcext:value-type="string">
            <text:p>Helipot</text:p>
          </table:table-cell>
          <table:table-cell office:value-type="string" calcext:value-type="string">
            <text:p>Netzgerät</text:p>
          </table:table-cell>
          <table:table-cell table:number-columns-repeated="6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.03" calcext:value-type="float">
            <text:p>10.03</text:p>
          </table:table-cell>
          <table:table-cell table:number-columns-repeated="6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02" calcext:value-type="float">
            <text:p>9.02</text:p>
          </table:table-cell>
          <table:table-cell office:value-type="float" office:value="10.03" calcext:value-type="float">
            <text:p>10.03</text:p>
          </table:table-cell>
          <table:table-cell table:number-columns-repeated="6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01" calcext:value-type="float">
            <text:p>8.01</text:p>
          </table:table-cell>
          <table:table-cell office:value-type="float" office:value="10.03" calcext:value-type="float">
            <text:p>10.03</text:p>
          </table:table-cell>
          <table:table-cell table:number-columns-repeated="6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02" calcext:value-type="float">
            <text:p>7.02</text:p>
          </table:table-cell>
          <table:table-cell office:value-type="float" office:value="10.03" calcext:value-type="float">
            <text:p>10.03</text:p>
          </table:table-cell>
          <table:table-cell table:number-columns-repeated="6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01" calcext:value-type="float">
            <text:p>6.01</text:p>
          </table:table-cell>
          <table:table-cell office:value-type="float" office:value="10.02" calcext:value-type="float">
            <text:p>10.02</text:p>
          </table:table-cell>
          <table:table-cell table:number-columns-repeated="6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1" calcext:value-type="float">
            <text:p>5.01</text:p>
          </table:table-cell>
          <table:table-cell office:value-type="float" office:value="10.02" calcext:value-type="float">
            <text:p>10.02</text:p>
          </table:table-cell>
          <table:table-cell table:number-columns-repeated="6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01" calcext:value-type="float">
            <text:p>4.01</text:p>
          </table:table-cell>
          <table:table-cell office:value-type="float" office:value="10.02" calcext:value-type="float">
            <text:p>10.02</text:p>
          </table:table-cell>
          <table:table-cell table:number-columns-repeated="6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01" calcext:value-type="float">
            <text:p>3.01</text:p>
          </table:table-cell>
          <table:table-cell office:value-type="float" office:value="10.02" calcext:value-type="float">
            <text:p>10.02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1" calcext:value-type="float">
            <text:p>2.01</text:p>
          </table:table-cell>
          <table:table-cell office:value-type="float" office:value="10.02" calcext:value-type="float">
            <text:p>10.02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10.02" calcext:value-type="float">
            <text:p>10.02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.02" calcext:value-type="float">
            <text:p>10.02</text:p>
          </table:table-cell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00-00-00</text:date>, <text:time style:data-style-name="N2" text:time-value="14:15:57.547202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04:55:54.141443309</meta:creation-date>
    <dc:title>Noto Sans</dc:title>
    <meta:editing-duration>PT6H12M36S</meta:editing-duration>
    <meta:editing-cycles>6</meta:editing-cycles>
    <meta:generator>LibreOffice/6.4.5.2$Linux_X86_64 LibreOffice_project/40$Build-2</meta:generator>
    <meta:initial-creator>Yudong Sun</meta:initial-creator>
    <dc:date>2020-08-15T18:02:34.389045285</dc:date>
    <dc:creator>Yudong Sun</dc:creator>
    <meta:document-statistic meta:table-count="2" meta:cell-count="52" meta:object-count="0"/>
    <meta:template xlink:type="simple" xlink:actuate="onRequest" xlink:title="Noto Sans" xlink:href="../../../../../../../../../home/sunyudong/Templates/Noto%20Sans1.ots" meta:date="2020-08-15T04:55:53.348143720"/>
  </office:meta>
</office:document-meta>
</file>